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 szukaj, znajduj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>Elasticsearch nie tylko dla Wielkodanowcó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zisiejsza prezentacja jest przeznaczona zarówno dla osób technicznych jak i nietechnicznych.</text:p>
              <text:p>Pokażę dzisiaj zarówno bezpośrednie zastosowania (tzw. przypadki użycia) Elasticsearcha jak i radość z pisania kodu :)</text:p>
              <text:p>Dla każdego coś dobrego</text:p>
              <text:p/>
              <text:p>Chciałbym żebyś po tej prezentacji uwierzył że silniki wyszukiwania to przyszłość analizy danych a jest to dostępne dla każdego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mochwała</text:p>
              </text:list-item>
              <text:list-item>
                <text:p>Skąd pochodzę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Ja jestem skromnym programistą, z zamiłowania. 7 lat programuję w różnych językach. <text:s/>Ostatnio najwięcej w Pythonie choć moje stanowisko to Programista Javy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Pierwsze uruchomienie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ne</text:p>
                <text:list>
                  <text:list-item>
                    <text:p>Gdzie są</text:p>
                  </text:list-item>
                  <text:list-item>
                    <text:p>Kto ich szuka</text:p>
                  </text:list-item>
                  <text:list-item>
                    <text:p>Dane a informacje</text:p>
                  </text:list-item>
                </text:list>
              </text:list-item>
              <text:list-item>
                <text:p>Co gdy mamy tylko dane</text:p>
                <text:list>
                  <text:list-item>
                    <text:p>Support team jest męczony</text:p>
                  </text:list-item>
                  <text:list-item>
                    <text:p>Leczymy skutki</text:p>
                  </text:list-item>
                  <text:list-item>
                    <text:p>Zakopani w gąszczu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Dane przychodzą z wielu źródeł</text:p>
              <text:p>Podoba mi się takie stwierdzenie dane to nie informacje</text:p>
              <text:p/>
              <text:p>Przykład z życia wzięty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e sukce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stalacja i uruchomienie</text:p>
                <text:list>
                  <text:list-item>
                    <text:p>Docker </text:p>
                  </text:list-item>
                  <text:list-item>
                    <text:p>REST is easy</text:p>
                  </text:list-item>
                </text:list>
              </text:list-item>
              <text:list-item>
                <text:p>Reakcje sa nagrodą</text:p>
                <text:list>
                  <text:list-item>
                    <text:p>Namierzenie botów</text:p>
                  </text:list-item>
                  <text:list-item>
                    <text:p>Błędy po wdrożeniu</text:p>
                  </text:list-item>
                  <text:list-item>
                    <text:p>Automatyczne alerty – zdążyć przed ticket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żdy moż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z linucha?</text:p>
              </text:list-item>
              <text:list-item>
                <text:p>Masz jakieś logi?</text:p>
              </text:list-item>
              <text:list-item>
                <text:p>Umiesz pisać konfiguracje?</text:p>
              </text:list-item>
              <text:list-item>
                <text:p>Wizualizacja to klucz</text:p>
              </text:list-item>
              <text:list-item>
                <text:p>Informatyka – nauka o inform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i już to maj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</text:p>
              </text:list-item>
              <text:list-item>
                <text:p>Stackoverflow</text:p>
              </text:list-item>
              <text:list-item>
                <text:p>…</text:p>
              </text:list-item>
              <text:list-item>
                <text:p>Twoja fir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1">Pierwsze uruchomienie</text:span></text:p>
              </text:list-item>
              <text:list-item>
                <text:p>Troszkę teorii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premises – hostuj sobie sam</text:p>
                <text:list>
                  <text:list-item>
                    <text:p>Instalki (Winda i linuch)</text:p>
                  </text:list-item>
                  <text:list-item>
                    <text:p>Dockerowy obrazek</text:p>
                  </text:list-item>
                </text:list>
              </text:list-item>
              <text:list-item>
                <text:p>Hostingi</text:p>
                <text:list>
                  <text:list-item>
                    <text:p>AWS</text:p>
                  </text:list-item>
                  <text:list-item>
                    <text:p>Bonsai.io</text:p>
                  </text:list-item>
                  <text:list-item>
                    <text:p>Inne też to mają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0.502cm" svg:height="1.187cm" svg:x="5.334cm" svg:y="7.36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erwsze uruchomi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el: pokazać że skomplikowany silnik wyszukiwania da się to łatwo uruchomić na każdym komputerze z internetem. I jak sprawdzić że rzeczywiście to zrobiliśmy.</text:p>
              </text:list-item>
              <text:list-item>
                <text:p>Livedemo</text:p>
              </text:list-item>
              <text:list-item>
                <text:p>Linux + demon dockera</text:p>
              </text:list-item>
              <text:list-item>
                <text:p>9200</text:p>
              </text:list-item>
              <text:list-item>
                <text:p>Health</text:p>
              </text:list-item>
              <text:list-item>
                <text:p>Any REST</text:p>
                <text:list>
                  <text:list-item>
                    <text:p>Postman</text:p>
                  </text:list-item>
                  <text:list-item>
                    <text:p>Kibana dev tool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1">Troszkę teorii</text:span></text:p>
              </text:list-item>
              <text:list-item>
                <text:p>Demo 1 : tekst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każ kotku co masz w środ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lasticsearch to </text:p>
                <text:list>
                  <text:list-item>
                    <text:p>Search engine</text:p>
                  </text:list-item>
                  <text:list-item>
                    <text:p>Biblioteka Lucene</text:p>
                    <text:list>
                      <text:list-item>
                        <text:p>SOLR</text:p>
                      </text:list-item>
                    </text:list>
                  </text:list-item>
                  <text:list-item>
                    <text:p>RESTowe narzędzie</text:p>
                  </text:list-item>
                </text:list>
              </text:list-item>
              <text:list-item>
                <text:p>Pojęcia</text:p>
                <text:list>
                  <text:list-item>
                    <text:p>index &gt; type &gt; document</text:p>
                  </text:list-item>
                  <text:list-item>
                    <text:p>cluster &gt; node &gt; shard</text:p>
                  </text:list-item>
                  <text:list-item>
                    <text:p>replic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8cm" svg:x="2.1cm" svg:y="14.107cm" presentation:class="notes" presentation:user-transformed="true">
            <draw:text-box>
              <text:p>Pojęcia</text:p>
              <text:p>Niech analogia z bazy relacyjnej będzie dziś z nami</text:p>
              <text:p>Indeks – baza danych</text:p>
              <text:p>Typ – jak tabela</text:p>
              <text:p>Dokument to krotka</text:p>
              <text:p/>
              <text:p>Document to json</text:p>
              <text:p/>
              <text:p>Node to serwer</text:p>
              <text:p>Cluster zbiera node razem</text:p>
              <text:p>Shard to podstawowa jednostka składowania (Lucene)</text:p>
              <text:p/>
              <text:p>Głowne i replica</text:p>
              <text:p/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tawowe operacj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Zindeksujemy dokument i zobaczymy co automatycznie stworzył nam silnik ES.</text:p>
              </text:list-item>
              <text:list-item>
                <text:p>Operacje:</text:p>
                <text:list>
                  <text:list-item>
                    <text:p>Tworzę indeks</text:p>
                  </text:list-item>
                  <text:list-item>
                    <text:p>Wrzucam dokument</text:p>
                  </text:list-item>
                  <text:list-item>
                    <text:p>Indeks ma mapowanie</text:p>
                    <text:list>
                      <text:list-item>
                        <text:p>Auto</text:p>
                      </text:list-item>
                    </text:list>
                  </text:list-item>
                  <text:list-item>
                    <text:p>Szukam i znajduję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 to .. bogactwo A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</text:p>
              </text:list-item>
              <text:list-item>
                <text:p>Language-specific</text:p>
                <text:list>
                  <text:list-item>
                    <text:p>Java</text:p>
                  </text:list-item>
                  <text:list-item>
                    <text:p>Javascript</text:p>
                  </text:list-item>
                  <text:list-item>
                    <text:p>Spring</text:p>
                    <text:list>
                      <text:list-item>
                        <text:p>Another DAO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kodzi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>
            <draw:text-box>
              <text:p/>
              <text:p/>
              <text:p>Przykłady</text:p>
              <text:p/>
              <text:p>W dev_tools (kiedyś sense wtyczka do przeglądarek) używaliśmy API REST</text:p>
              <text:p/>
              <text:p>SDK python</text:p>
              <text:p>Pokazujemy kod</text:p>
              <text:p/>
              <text:p>Python helpers</text:p>
              <text:p>Piękno generatorów (obsługiwanie kolekcji), domyślnie tworzone chunks do wydajnego indeksowania danych (bulk API)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asticsearch to „baza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jako podstawa</text:p>
                <text:list>
                  <text:list-item>
                    <text:p>Świetny cache</text:p>
                  </text:list-item>
                  <text:list-item>
                    <text:p>Aplikacje zorientowane na search</text:p>
                  </text:list-item>
                </text:list>
              </text:list-item>
              <text:list-item>
                <text:p>Security</text:p>
                <text:list>
                  <text:list-item>
                    <text:p>X-Pack to dodatek</text:p>
                  </text:list-item>
                </text:list>
              </text:list-item>
              <text:list-item>
                <text:p>Transakcje</text:p>
                <text:list>
                  <text:list-item>
                    <text:p>Wersjonowanie dokumentów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Primary datasource – nunu!</text:p>
              <text:p/>
              <text:p>niewiele jest aplikacji które potrzebują bezpiecznego zapisu, ostatnio słyszałem o tym że są całe ruchy społeczne nakłaniające do użycia w fintech (dla finansjery)</text:p>
              <text:p/>
              <text:p>Xpack to bogaty dodatek, posiada wiele rozszerzeń niebędących częścią core ES</text:p>
              <text:p/>
              <text:p>Transakcje nie są od ręki, </text:p>
              <text:p><text:s/><text:tab/>wersja dokumentów sprawdzanie po zapisie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ój Devops doceni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owtarzalne</text:p>
                <text:list>
                  <text:list-item>
                    <text:p>łatwo daje się <text:span text:style-name="T3">zdockeryzować</text:span></text:p>
                  </text:list-item>
                </text:list>
              </text:list-item>
              <text:list-item>
                <text:p>Skalowalne</text:p>
                <text:list>
                  <text:list-item>
                    <text:p>replica</text:p>
                  </text:list-item>
                  <text:list-item>
                    <text:p>status zielony gdy 1 replica</text:p>
                  </text:list-item>
                </text:list>
              </text:list-item>
              <text:list-item>
                <text:p>Chmurowe</text:p>
                <text:list>
                  <text:list-item>
                    <text:p>sporo providerów – AaaS</text:p>
                  </text:list-item>
                  <text:list-item>
                    <text:p>commu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1">Demo 1 : tekst</text:span></text:p>
              </text:list-item>
              <text:list-item>
                <text:p>Demo 2 : agregacje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mo #1 : twit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el: o czym piszą fani Java</text:p>
              </text:list-item>
              <text:list-item>
                <text:p>Zindeksowana historia</text:p>
                <text:list>
                  <text:list-item>
                    <text:p>pokaz</text:p>
                  </text:list-item>
                </text:list>
              </text:list-item>
              <text:list-item>
                <text:p>Live: L z ELK </text:p>
                <text:list>
                  <text:list-item>
                    <text:p>Włączamy</text:p>
                  </text:list-item>
                </text:list>
              </text:list-item>
              <text:list-item>
                <text:p>Query to nie Select</text:p>
                <text:list>
                  <text:list-item>
                    <text:p>Search Lite vs DSL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/>
              <text:p>historia wizualizacja <text:a xlink:href="http://localhost:5601/app/kibana#/visualize/edit/4a35bd70-c0bc-11e7-af1c-5f2833b19da7?_g=(refreshInterval:(display:Off,pause:!f,value:0),time:(from:%272017-10-26T20:16:39.439Z%27,mode:absolute,to:%272017-10-27T04:23:16.077Z%27))&amp;_a=(filters:!(),linked:!f,query:(query_string:(analyze_wildcard:!t,query:%27*%27)),uiState:(),vis:(aggs:!((enabled:!t,id:%271%27,params:(),schema:metric,type:count),(enabled:!t,id:%272%27,params:(customInterval:%272h%27,extended_bounds:(),field:%27@timestamp%27,interval:auto,min_doc_count:1),schema:segment,type:date_histogram)),listeners:(),params:(addLegend:!t,addTimeMarker:!f,addTooltip:!t,categoryAxes:!((id:CategoryAxis-1,labels:(show:!t,truncate:100),position:bottom,scale:(type:linear),show:!t,style:(),title:(text:%27@timestamp%20per%2010%20minutes%27),type:category)),grid:(categoryLines:!f,style:(color:%23eee)),legendPosition:right,seriesParams:!((data:(id:%271%27,label:Count),drawLinesBetweenPoints:!t,mode:stacked,show:true,showCircles:!t,type:histogram,valueAxis:ValueAxis-1)),times:!(),valueAxes:!((id:ValueAxis-1,labels:(filter:!f,rotate:0,show:!t,truncate:100),name:LeftAxis-1,position:left,scale:(mode:normal,type:linear),show:!t,style:(),title:(text:Count),type:value))),title:%27date%20histogram%27,type:histogram))" xlink:type="simple">tutaj</text:a></text:p>
              <text:p/>
              <text:p>Logstash napełnił dane</text:p>
              <text:p>odpalamy</text:p>
              <text:p/>
              <text:p/>
              <text:p>Query to nie select</text:p>
              <text:p/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wantna informac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obimy search</text:p>
                <text:list>
                  <text:list-item>
                    <text:p>Search text</text:p>
                  </text:list-item>
                </text:list>
              </text:list-item>
              <text:list-item>
                <text:p>URI : index/typ/_search</text:p>
              </text:list-item>
              <text:list-item>
                <text:p>Search</text:p>
                <text:list>
                  <text:list-item>
                    <text:p>Score</text:p>
                  </text:list-item>
                  <text:list-item>
                    <text:p>TF-IDF</text:p>
                  </text:list-item>
                </text:list>
              </text:list-item>
              <text:list-item>
                <text:p><text:span text:style-name="T1">Jak</text:span> a nie <text:span text:style-name="T1">Czy</text:span> pasu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zy o to Ci chodz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„Did you mean”</text:p>
                <text:list>
                  <text:list-item>
                    <text:p>potrzebne indeksowanie (tokeny)</text:p>
                  </text:list-item>
                </text:list>
              </text:list-item>
              <text:list-item>
                <text:p>Fuzzy</text:p>
                <text:list>
                  <text:list-item>
                    <text:p>pokaż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r czy Que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iltr zwraca rezultaty</text:p>
                <text:list>
                  <text:list-item>
                    <text:p>Twit</text:p>
                  </text:list-item>
                </text:list>
              </text:list-item>
              <text:list-item>
                <text:p>Cache</text:p>
              </text:list-item>
              <text:list-item>
                <text:p>Filter + Que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owa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ie ma DDL</text:p>
              </text:list-item>
              <text:list-item>
                <text:p>Auto</text:p>
                <text:list>
                  <text:list-item>
                    <text:p>Coś powstało</text:p>
                  </text:list-item>
                </text:list>
              </text:list-item>
              <text:list-item>
                <text:p>Możesz zdefiniować</text:p>
                <text:list>
                  <text:list-item>
                    <text:p>Put map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aliza jest z pudełk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ext vs Keyword</text:p>
              </text:list-item>
              <text:list-item>
                <text:p>Domyślny analizator</text:p>
                <text:list>
                  <text:list-item>
                    <text:p>Pokaż</text:p>
                  </text:list-item>
                </text:list>
              </text:list-item>
              <text:list-item>
                <text:p>Analizator składa się z </text:p>
                <text:list>
                  <text:list-item>
                    <text:p>token+stem+filter</text:p>
                  </text:list-item>
                </text:list>
              </text:list-item>
              <text:list-item>
                <text:p>Są inne</text:p>
                <text:list>
                  <text:list-item>
                    <text:p>Simple</text:p>
                  </text:list-item>
                  <text:list-item>
                    <text:p>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1">Demo 2 : agregacje</text:span></text:p>
              </text:list-item>
              <text:list-item>
                <text:p>Takie oraz inne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e-pełnoteksto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owanie</text:p>
                <text:list>
                  <text:list-item>
                    <text:p>Long,inne</text:p>
                  </text:list-item>
                </text:list>
              </text:list-item>
              <text:list-item>
                <text:p>Agregacje</text:p>
                <text:list>
                  <text:list-item>
                    <text:p>Pojęcia</text:p>
                    <text:list>
                      <text:list-item>
                        <text:p>Bucket, Metric</text:p>
                      </text:list-item>
                    </text:list>
                  </text:list-item>
                </text:list>
              </text:list-item>
              <text:list-item>
                <text:p>Tekst</text:p>
                <text:list>
                  <text:list-item>
                    <text:p>Popularne frazy</text:p>
                  </text:list-item>
                </text:list>
              </text:list-item>
              <text:list-item>
                <text:p>Liczby</text:p>
                <text:list>
                  <text:list-item>
                    <text:p>Średnia, Kumulacja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#2, trzesięnia ziem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Zdarzenia</text:p>
                <text:list>
                  <text:list-item>
                    <text:p>Miejsce, ile ofiar, gdzie</text:p>
                  </text:list-item>
                </text:list>
              </text:list-item>
              <text:list-item>
                <text:p>Technicznie</text:p>
                <text:list>
                  <text:list-item>
                    <text:p>Logstash</text:p>
                  </text:list-item>
                  <text:list-item>
                    <text:p>Kibana</text:p>
                  </text:list-item>
                </text:list>
              </text:list-item>
              <text:list-item>
                <text:p>Pokazujemy</text:p>
                <text:list>
                  <text:list-item>
                    <text:p>Kiedy ludzie ginęli</text:p>
                  </text:list-item>
                  <text:list-item>
                    <text:p>Geo punk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rzenie jest pro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Kibana</text:p>
                <text:list>
                  <text:list-item>
                    <text:p>Tworzymy</text:p>
                  </text:list-item>
                </text:list>
              </text:list-item>
              <text:list-item>
                <text:p>Elasticsearch</text:p>
                <text:list>
                  <text:list-item>
                    <text:p>Bucket + Metryka</text:p>
                  </text:list-item>
                </text:list>
              </text:list-item>
              <text:list-item>
                <text:p>Smaczne API</text:p>
              </text:list-item>
              <text:list-item>
                <text:p>Czy da się spersonalizować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je można zawężać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ltr</text:p>
                <text:list>
                  <text:list-item>
                    <text:p>constant_score</text:p>
                  </text:list-item>
                </text:list>
              </text:list-item>
              <text:list-item>
                <text:p>Query</text:p>
                <text:list>
                  <text:list-item>
                    <text:p>Zapytanie</text:p>
                  </text:list-item>
                  <text:list-item>
                    <text:p>Domyślnie : match_all</text:p>
                  </text:list-item>
                </text:list>
              </text:list-item>
              <text:list-item>
                <text:p>Przykład</text:p>
                <text:list>
                  <text:list-item>
                    <text:p>Tylko dla miejsc większych niż Śnieżk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shboard = agregacje + cz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case</text:p>
                <text:list>
                  <text:list-item>
                    <text:p>Logi</text:p>
                  </text:list-item>
                </text:list>
              </text:list-item>
              <text:list-item>
                <text:p>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: motywacja</text:p>
              </text:list-item>
              <text:list-item>
                <text:p><text:span text:style-name="T2">Pierwsze uruchomienie</text:span></text:p>
              </text:list-item>
              <text:list-item>
                <text:p><text:span text:style-name="T2">Troszkę teorii</text:span></text:p>
              </text:list-item>
              <text:list-item>
                <text:p><text:span text:style-name="T2">Demo 1 : tekst</text:span></text:p>
              </text:list-item>
              <text:list-item>
                <text:p><text:span text:style-name="T2">Demo 2 : agregacje</text:span></text:p>
              </text:list-item>
              <text:list-item>
                <text:p><text:span text:style-name="T1">Takie oraz inne</text:span></text:p>
              </text:list-item>
              <text:list-item>
                <text:p>Sesja P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 polsk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lugin </text:p>
              </text:list-item>
              <text:list-item>
                <text:p>Mam wp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A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6:31:12.047171910</meta:creation-date>
    <dc:date>2017-11-03T18:36:52.180149565</dc:date>
    <meta:editing-duration>PT3H47M28S</meta:editing-duration>
    <meta:editing-cycles>82</meta:editing-cycles>
    <meta:generator>LibreOffice/5.1.6.2$Linux_X86_64 LibreOffice_project/10m0$Build-2</meta:generator>
    <meta:document-statistic meta:object-count="150"/>
  </office:meta>
</office:document-meta>
</file>